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c5e85" officeooo:paragraph-rsid="001c5e85"/>
    </style:style>
    <style:style style:name="P2" style:family="paragraph" style:parent-style-name="Standard">
      <style:text-properties officeooo:rsid="001d4800" officeooo:paragraph-rsid="001d4800"/>
    </style:style>
    <style:style style:name="P3" style:family="paragraph" style:parent-style-name="Standard" style:list-style-name="L2">
      <style:text-properties fo:font-style="italic" officeooo:rsid="001d4800" officeooo:paragraph-rsid="001d4800" style:font-style-asian="italic" style:font-style-complex="italic"/>
    </style:style>
    <style:style style:name="P4" style:family="paragraph" style:parent-style-name="Standard" style:list-style-name="L6">
      <style:text-properties fo:font-style="italic" officeooo:rsid="001d4800" officeooo:paragraph-rsid="001d4800" style:font-style-asian="italic" style:font-style-complex="italic"/>
    </style:style>
    <style:style style:name="P5" style:family="paragraph" style:parent-style-name="Standard">
      <style:text-properties fo:font-style="normal" officeooo:rsid="001d4800" officeooo:paragraph-rsid="001d4800" style:font-style-asian="normal" style:font-style-complex="normal"/>
    </style:style>
    <style:style style:name="P6" style:family="paragraph" style:parent-style-name="Standard">
      <style:text-properties officeooo:paragraph-rsid="001d4800"/>
    </style:style>
    <style:style style:name="P7" style:family="paragraph" style:parent-style-name="Standard">
      <style:text-properties fo:font-weight="bold" officeooo:paragraph-rsid="001d4800" style:font-weight-asian="bold" style:font-weight-complex="bold"/>
    </style:style>
    <style:style style:name="P8" style:family="paragraph" style:parent-style-name="Standard">
      <style:text-properties officeooo:rsid="001d827f" officeooo:paragraph-rsid="001d827f"/>
    </style:style>
    <style:style style:name="P9" style:family="paragraph" style:parent-style-name="Standard">
      <style:text-properties officeooo:paragraph-rsid="001d827f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3">
      <style:paragraph-properties fo:line-height="100%"/>
      <style:text-properties fo:font-style="normal" officeooo:rsid="001d4800" officeooo:paragraph-rsid="001d4800" style:font-style-asian="normal" style:font-style-complex="normal"/>
    </style:style>
    <style:style style:name="P12" style:family="paragraph" style:parent-style-name="Text_20_body" style:list-style-name="L1">
      <style:paragraph-properties fo:margin-top="0in" fo:margin-bottom="0in" loext:contextual-spacing="false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27f" style:font-weight-asian="bold" style:font-weight-complex="bold"/>
    </style:style>
    <style:style style:name="T4" style:family="text">
      <style:text-properties officeooo:rsid="001d4800"/>
    </style:style>
    <style:style style:name="T5" style:family="text">
      <style:text-properties officeooo:rsid="001d827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827f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d827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d827f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2. schůze senátu v 10. funkčním období (23. září 2015)</text:h>
      <text:p text:style-name="P1"/>
      <text:h text:style-name="Heading_20_2" text:outline-level="2">Pořad schůze:</text:h>
      <text:list xml:id="list1846765841186685844" text:style-name="L1">
        <text:list-item>
          <text:p text:style-name="P12">Zpráva o vývoji Evropské unie v roce 2014<text:line-break/><text:span text:style-name="T1">/senátní tisk č. </text:span><text:a xlink:type="simple" xlink:href="http://senat.cz/xqw/xervlet/pssenat/tabulka?IS=5549#3745" text:style-name="Internet_20_link" text:visited-style-name="Visited_20_Internet_20_Link"><text:span text:style-name="T1">116</text:span></text:a><text:span text:style-name="T1">/</text:span></text:p>
        </text:list-item>
        <text:list-item>
          <text:p text:style-name="P12">Vládní návrh, kterým se předkládá Parlamentu České republiky k vyslovení souhlasu s ratifikací Dohoda o účasti Chorvatské republiky v Evropském hospodářském prostoru<text:line-break/><text:span text:style-name="T1">/senátní tisk č. </text:span><text:a xlink:type="simple" xlink:href="http://senat.cz/xqw/xervlet/pssenat/tabulka?IS=5549#3689" text:style-name="Internet_20_link" text:visited-style-name="Visited_20_Internet_20_Link"><text:span text:style-name="T1">63</text:span></text:a><text:span text:style-name="T1">/</text:span></text:p>
        </text:list-item>
        <text:list-item>
          <text:p text:style-name="P12">Vládní návrh, kterým se předkládá Parlamentu České republiky k vyslovení souhlasu s ratifikací Dohoda o hospodářském partnerství mezi státy CARIFORA na jedné straně a Evropským společenstvím a jeho členskými státy na straně druhé<text:line-break/><text:span text:style-name="T1">/senátní tisk č. </text:span><text:a xlink:type="simple" xlink:href="http://senat.cz/xqw/xervlet/pssenat/tabulka?IS=5549#3695" text:style-name="Internet_20_link" text:visited-style-name="Visited_20_Internet_20_Link"><text:span text:style-name="T1">69</text:span></text:a><text:span text:style-name="T1">/</text:span></text:p>
        </text:list-item>
        <text:list-item>
          <text:p text:style-name="P12">Vládní návrh, kterým se předkládá Parlamentu České republiky k vyslovení souhlasu s ratifikací Opční protokol k Úmluvě o právech dítěte zavádějící postup předkládání oznámení<text:line-break/><text:span text:style-name="T1">/senátní tisk č. </text:span><text:a xlink:type="simple" xlink:href="http://senat.cz/xqw/xervlet/pssenat/tabulka?IS=5549#3717" text:style-name="Internet_20_link" text:visited-style-name="Visited_20_Internet_20_Link"><text:span text:style-name="T1">90</text:span></text:a><text:span text:style-name="T1">/</text:span></text:p>
        </text:list-item>
        <text:list-item>
          <text:p text:style-name="P12">Vládní návrh, kterým se předkládá Parlamentu České republiky k vyslovení souhlasu s ratifikací Dohoda mezi vládou České republiky a vládou Státu Izrael o programu pracovní dovolené, podepsaná dne 8. června 2015 v Jeruzalémě<text:line-break/><text:span text:style-name="T1">/senátní tisk č. </text:span><text:a xlink:type="simple" xlink:href="http://senat.cz/xqw/xervlet/pssenat/tabulka?IS=5549#3722" text:style-name="Internet_20_link" text:visited-style-name="Visited_20_Internet_20_Link"><text:span text:style-name="T1">94</text:span></text:a><text:span text:style-name="T1">/</text:span></text:p>
        </text:list-item>
        <text:list-item>
          <text:p text:style-name="P12">Žádost prezidenta republiky o vyslovení souhlasu Senátu Parlamentu České republiky se jmenováním soudce Ústavního soudu (JUDr. Jaromír Jirsa)<text:line-break/><text:span text:style-name="T1">/senátní tisk č. </text:span><text:a xlink:type="simple" xlink:href="http://senat.cz/xqw/xervlet/pssenat/tabulka?IS=5549#3748" text:style-name="Internet_20_link" text:visited-style-name="Visited_20_Internet_20_Link"><text:span text:style-name="T1">119</text:span></text:a><text:span text:style-name="T1">/</text:span> (poslední bod před polední pauzou) </text:p>
        </text:list-item>
        <text:list-item>
          <text:p text:style-name="P12">Zpráva o výkonu dohledu nad finančním trhem v roce 2014<text:line-break/><text:span text:style-name="T1">/senátní tisk č. </text:span><text:a xlink:type="simple" xlink:href="http://senat.cz/xqw/xervlet/pssenat/tabulka?IS=5549#3733" text:style-name="Internet_20_link" text:visited-style-name="Visited_20_Internet_20_Link"><text:span text:style-name="T1">105</text:span></text:a><text:span text:style-name="T1">/</text:span> (1. bod odpoledního jednání) </text:p>
        </text:list-item>
        <text:list-item>
          <text:p text:style-name="P12">Návrh usnesení Senátu Parlamentu České republiky k informaci vlády České republiky o změně rámcové pozice k návrhu nařízení Rady o zřízení Úřadu evropského veřejného žalobce</text:p>
        </text:list-item>
        <text:list-item>
          <text:p text:style-name="P12">Informace o působení nasaditelného spojovacího modulu v operaci NATO "Active Fence" v Turecké republice<text:line-break/><text:span text:style-name="T1">/senátní tisk č. </text:span><text:a xlink:type="simple" xlink:href="http://senat.cz/xqw/xervlet/pssenat/tabulka?IS=5549#3737" text:style-name="Internet_20_link" text:visited-style-name="Visited_20_Internet_20_Link"><text:span text:style-name="T1">109</text:span></text:a><text:span text:style-name="T1">/</text:span></text:p>
        </text:list-item>
        <text:list-item>
          <text:p text:style-name="P12">Sdělení Komise Evropskému parlamentu, Radě, Evropskému hospodářskému a sociálnímu výboru a Výboru regionů Strategie pro jednotný digitální trh v EU<text:line-break/><text:span text:style-name="T1">/evropský senátní tisk č. </text:span><text:a xlink:type="simple" xlink:href="http://senat.cz/xqw/xervlet/pssenat/tabulka?IS=5549#e$017/10" text:style-name="Internet_20_link" text:visited-style-name="Visited_20_Internet_20_Link"><text:span text:style-name="T1">K 017/10</text:span></text:a><text:span text:style-name="T1">/</text:span></text:p>
        </text:list-item>
        <text:list-item>
          <text:p text:style-name="P12">Vládní návrh, kterým se předkládají Parlamentu České republiky k vyslovení souhlasu s ratifikací změny Přílohy I a Přílohy II Mezinárodní úmluvy proti dopingu ve sportu<text:line-break/><text:span text:style-name="T1">/senátní tisk č. </text:span><text:a xlink:type="simple" xlink:href="http://senat.cz/xqw/xervlet/pssenat/tabulka?IS=5549#3699" text:style-name="Internet_20_link" text:visited-style-name="Visited_20_Internet_20_Link"><text:span text:style-name="T1">72</text:span></text:a><text:span text:style-name="T1">/</text:span></text:p>
        </text:list-item>
        <text:list-item>
          <text:p text:style-name="P10">Výroční zpráva Úřadu pro ochranu hospodářské soutěže za rok 2014<text:line-break/><text:span text:style-name="T1">/senátní tisk č. </text:span><text:a xlink:type="simple" xlink:href="http://senat.cz/xqw/xervlet/pssenat/tabulka?IS=5549#3732" text:style-name="Internet_20_link" text:visited-style-name="Visited_20_Internet_20_Link"><text:span text:style-name="T1">104</text:span></text:a><text:span text:style-name="T1">/</text:span></text:p>
        </text:list-item>
      </text:list>
      <text:p text:style-name="P1"/>
      <text:p text:style-name="P1"><text:soft-page-break/>Schůze se zabývá především mezinárodními smlouvami, jejichž znění nemůže Senát PČR ovlivnit. Některé tisky jsou navíc ryze informativní (1, 7, 12), další jsou na pořadu schůze již několik měcíců. O mezinárodních smlouvách mluví zejména programový bod Mezinárodní vztahy, který upřesňuje základní programové požadavky na mezinárodní dohody. Další body Pirátského programu případně rozvádějí podrobnosti, co Piráti požadují v konkrétní oblasti.</text:p>
      <text:p text:style-name="P1"/>
      <text:p text:style-name="P2">Několik, k této schůzi relevantních, citací z bodu Mezinárodních vztahů:</text:p>
      <text:list xml:id="list7969592411688358788" text:style-name="L2">
        <text:list-item>
          <text:p text:style-name="P3">Na mezinárodní úrovni nechceme jen sobecky sledovat své zájmy, ale opravdu spolupracovat.</text:p>
        </text:list-item>
        <text:list-item>
          <text:p text:style-name="P3">O mezinárodních závazcích a zahraniční vojenské přítomnosti v České republice musí rozhodovat výhradně občané v referendu. </text:p>
        </text:list-item>
        <text:list-item>
          <text:p text:style-name="P3">Vedoucím prvkem vývoje mezinárodního společenství je dnes Internet. Podporujeme jeho rozšiřování nespoutané hranicemi států, protože lidem zpřístupňuje mnoho zdrojů informací.</text:p>
        </text:list-item>
        <text:list-item>
          <text:p text:style-name="P3">Pirátské strany prosazují, aby se všechny státy zavázaly nezasahovat do komunikace na Internetu a aby bránily technologickou neutralitu.</text:p>
        </text:list-item>
        <text:list-item>
          <text:p text:style-name="P3">V EU budeme ve spolupráci s ostatními Pirátskými stranami hájit svobodný pohyb lidí, zboží, služeb a informací a oponovat byrokracii, centralizaci a nesmyslným dotacím. </text:p>
        </text:list-item>
        <text:list-item>
          <text:p text:style-name="P3">Budeme bourat všechny překážky, které lidem brání ve svobodném pohybu, obchodu a rozhodování. </text:p>
        </text:list-item>
        <text:list-item>
          <text:p text:style-name="P3">Zahájíme jednání k vypovězení globálních smluv, které vynucují nefunkční monopoly na úkor rozvojových zemí a lidské svobody (ACTA, TRIPS). Zasadíme se o transparentní revizi všech ostatních mezinárodních smluv a závazků.</text:p>
        </text:list-item>
      </text:list>
      <text:p text:style-name="P5"/>
      <text:p text:style-name="P5">Z Pirátského pohledu je nejpodstatnější<text:span text:style-name="T2"> bod č. 10 – Strategie pro jednotný digitální trh v EU</text:span>. Jde o dlouhodobý plán legislativní činnosti Evropské Komise směřující k hlubší integraci na poli elektronické komunikace a navazujících služeb. Strategii se bude stávající Komise snažit prosadit v průběhu svého funkčního období.</text:p>
      <text:p text:style-name="P5">Strategie stojí na třech pilířích:</text:p>
      <text:list xml:id="list7875431674474944788" text:style-name="L3">
        <text:list-item>
          <text:p text:style-name="P11">Zlepšení přístupu spotřebitelů a podniků ke  zboží a službám  on-line v  celé  Evropě</text:p>
        </text:list-item>
        <text:list-item>
          <text:p text:style-name="P11">Vytvoření vhodných podmínek pro rozvoj digitálních sítí a služeb</text:p>
        </text:list-item>
        <text:list-item>
          <text:p text:style-name="P11">Maximalizace růstového potenciálu evropské  digitální  ekonomiky</text:p>
        </text:list-item>
      </text:list>
      <text:p text:style-name="P6">Plány jednotného telekomunikačního trhu, drží se myšlenky síťové neutrality, myšlenky, že poskytovatelé služeb na síti nejsou odpovědni za přenášený obsah, <text:span text:style-name="T4">což je kompatibilní s Pirátským programem.</text:span></text:p>
      <text:p text:style-name="P2">Jednotný digitální trh také zjednoduší přístup na Evropský trh pro menší podnikatele a startupy, které dnes mají potíž s přístupem na Evropský trh, jiný než v zemi svého sídla. To je dané nepřehlednou džunglí národních právních úprav v rozličných oblastech a dílčí harmonizace bude zajisté prospěšná.</text:p>
      <text:p text:style-name="P2">K tomu se vyjadřuje Pirátský programový bod Podnikání:</text:p>
      <text:list xml:id="list4875396098879912737" text:style-name="L6">
        <text:list-item>
          <text:p text:style-name="P4"><text:span text:style-name="T1">Přístup na trh</text:span>. Chceme zjednodušit přístup na trh novým podnikatelům a usnadnit interoperabilitu. To platí i na veřejné zakázky, kde prosazujeme otevřenost, přiměřené zadávací podmínky a nezávislost na konkrétním dodavateli. Tomu lze pomoci volně dostupnými technickými normami a používáním svobodných formátů a standardů – o jejich nedodržení musí být zákazník informován. </text:p>
        </text:list-item>
        <text:list-item>
          <text:p text:style-name="P4"><text:span text:style-name="T1">Snížení byrokracie v podnikání</text:span>. Podporujeme široké použití e-governmentu, odstranění neužitečných regulací, administrativy a státních kontrol. Na úřadu by měl podnikatel většinu agendy vyřídit s jedním úředníkem. Stát by měl podnikatelům poskytovat přehled zákonných povinností v dané oblasti podnikání a svobodný software usnadňující jejich plnění</text:p>
        </text:list-item>
      </text:list>
      <text:p text:style-name="P2"><text:soft-page-break/>Samozřejmě je nutné mít na paměti, že se jedná o rámcovou strategii a bude velice důležité v budoucnu sledovat dílčí návrhy její implementace.</text:p>
      <text:p text:style-name="P2">K této strategii se již dříve vyjadřovala Pirátská europoslankyně Julia Reda, <text:span text:style-name="T5">jejíž stanovisko bylo následně převzato Piráty v ČR. Zejména vyjadřuje obavu, že stávající strategie neřeší diskriminaci geoblockingem (“tento obsah není ve vaší zemi dostupný”) a neobsahuje žádnou významnou harmonizaci autorského práva v EU, čili při jednotném digitálním trhu I nadále zůstane 28 různých úprav autorského práva, což bude překážkou růsru Evropských startupů.</text:span></text:p>
      <text:p text:style-name="P9"><text:span text:style-name="T5">V tomto ohledu je potřeba zdůraznit bod </text:span>II.2. <text:span text:style-name="T5">Senátního návrhu vyjádření, který zdůrazňuje, že by nemělo docházet ke geoblockingu na vnitřním trhu.</text:span></text:p>
      <text:p text:style-name="P8">(Celé stanovisko k dispozici na <text:a xlink:type="simple" xlink:href="https://www.pirati.cz/zo/ek_neschopna_plnit_sliby_dsm" text:style-name="Internet_20_link" text:visited-style-name="Visited_20_Internet_20_Link">https://www.pirati.cz/zo/ek_neschopna_plnit_sliby_dsm</text:a> )</text:p>
      <text:p text:style-name="P2"/>
      <text:h text:style-name="Heading_20_3" text:outline-level="3">Z dalších tisků:</text:h>
      <text:p text:style-name="P7"><text:span text:style-name="T5">Bod č. 3 – ratifikace </text:span>Dohod<text:span text:style-name="T4">y</text:span> o hospodářském partnerství mezi státy CARIFORA na jedné straně a Evropským společenstvím a jeho členskými státy</text:p>
      <text:p text:style-name="P2">Jde o podporu rozvojové politiky, které se má dosáhnout oboustranným zjednodušením přístupu na trhy. Vzhledem ke konkurenci na Evropském trhu, resp. asymetričnosti trhů, půjde spíše o zajištění nových odbytišť Evropským exportérům výměnou za širší nabídku rumu v Evropě.</text:p>
      <text:p text:style-name="P2"/>
      <text:p text:style-name="P9"><text:span text:style-name="T3">Bod č. 4 - </text:span><text:span text:style-name="T2">ratifikac</text:span><text:span text:style-name="T3">e</text:span><text:span text:style-name="T2"> Opční</text:span><text:span text:style-name="T3">ho</text:span><text:span text:style-name="T2"> protokol</text:span><text:span text:style-name="T3">u</text:span><text:span text:style-name="T2"> k Úmluvě o právech dítěte zavádějící postup předkládání oznámení</text:span> <text:span text:style-name="T5">zavádí v</text:span>ýbor pro práva dítěte, kterému lze oznámit porušování práv. <text:span text:style-name="T5">V</text:span>ýbor může vyšetřovat závažná či systematická porušování práv a kritizovat daný stát.</text:p>
      <text:p text:style-name="P9"><text:span text:style-name="T5">Z programu Mezinárodních vztahů </text:span><text:span text:style-name="T6">Pirátské hnutí prosazuje respekt pro lidská práva</text:span><text:span text:style-name="T8">, mezi které lze zařadit I práva dětí.</text:span></text:p>
      <text:p text:style-name="P9"><text:span text:style-name="T8"/></text:p>
      <text:p text:style-name="P9"><text:span text:style-name="T12">Bod č. 5 – ratifikace D</text:span><text:span text:style-name="T11">ohod</text:span><text:span text:style-name="T12">y</text:span><text:span text:style-name="T11"> mezi vládou České republiky a vládou Státu Izrael o programu pracovní dovolené</text:span><text:span text:style-name="T9"> </text:span><text:span text:style-name="T10">zavádí možnost krátkodobě pracovat během dlouhodobého pobytu jako tzv. "vedlejší efekt", tj. zaměstnání není hlavní účel pobytu a s omezením na max. 3 měsíce. Podobné smlouvy již existují s Kanadou či Novým Zélandem. Smlouva se zdá být symetrická jak požaduje Pirátský program.</text:span></text:p>
      <text:p text:style-name="P9"><text:span text:style-name="T10"/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8:00:10.698147033</meta:creation-date>
    <dc:date>2015-09-22T18:59:38.794018981</dc:date>
    <meta:editing-duration>PT15M2S</meta:editing-duration>
    <meta:editing-cycles>1</meta:editing-cycles>
    <meta:document-statistic meta:table-count="0" meta:image-count="0" meta:object-count="0" meta:page-count="3" meta:paragraph-count="43" meta:word-count="1080" meta:character-count="7491" meta:non-whitespace-character-count="6462"/>
    <meta:generator>LibreOffice/4.4.5.2$Linux_x86 LibreOffice_project/40$Build-2</meta:generator>
  </office:meta>
</office:document-meta>
</file>